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544cm" fo:min-width="5.088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1.274cm" fo:min-width="3.056cm"/>
    </style:style>
    <style:style style:name="gr5" style:family="graphic" style:parent-style-name="standard">
      <style:graphic-properties draw:textarea-horizontal-align="justify" draw:textarea-vertical-align="middle" draw:auto-grow-height="false" fo:min-height="0.893cm" fo:min-width="4.453cm"/>
    </style:style>
    <style:style style:name="gr6" style:family="graphic" style:parent-style-name="standard">
      <style:graphic-properties draw:textarea-horizontal-align="justify" draw:textarea-vertical-align="middle" draw:auto-grow-height="false" fo:min-height="1.277cm" fo:min-width="1.925cm"/>
    </style:style>
    <style:style style:name="gr7" style:family="graphic" style:parent-style-name="standard">
      <style:graphic-properties draw:textarea-vertical-align="middle" draw:auto-grow-height="false" fo:min-height="1.655cm" fo:min-width="3.564cm"/>
    </style:style>
    <style:style style:name="gr8" style:family="graphic" style:parent-style-name="standard">
      <style:graphic-properties draw:textarea-horizontal-align="justify" draw:textarea-vertical-align="middle" draw:auto-grow-height="false" fo:min-height="1.528cm" fo:min-width="2.929cm" draw:shadow="hidden"/>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none"/>
      <style:paragraph-properties fo:text-align="center"/>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588cm" svg:height="2.794cm" svg:x="12.049cm" svg:y="4.937cm">
          <text:p text:style-name="P1">Odoo Website</text:p>
          <draw:enhanced-geometry svg:viewBox="0 0 21600 21600" draw:type="rectangle" draw:enhanced-path="M 0 0 L 21600 0 21600 21600 0 21600 0 0 Z N"/>
        </draw:custom-shape>
        <draw:custom-shape draw:style-name="gr1" draw:text-style-name="P1" draw:layer="layout" svg:width="5.588cm" svg:height="2.794cm" svg:x="11.795cm" svg:y="8.747cm">
          <text:p text:style-name="P1">Odoo Browser </text:p>
          <text:p text:style-name="P1">Client</text:p>
          <draw:enhanced-geometry svg:viewBox="0 0 21600 21600" draw:type="rectangle" draw:enhanced-path="M 0 0 L 21600 0 21600 21600 0 21600 0 0 Z N"/>
        </draw:custom-shape>
        <draw:custom-shape draw:style-name="gr1" draw:text-style-name="P1" draw:layer="layout" svg:width="5.588cm" svg:height="2.794cm" svg:x="14.843cm" svg:y="12.938cm">
          <text:p text:style-name="P1">Odoo VIews-XML</text:p>
          <draw:enhanced-geometry svg:viewBox="0 0 21600 21600" draw:type="rectangle" draw:enhanced-path="M 0 0 L 21600 0 21600 21600 0 21600 0 0 Z N"/>
        </draw:custom-shape>
        <draw:custom-shape draw:style-name="gr1" draw:text-style-name="P1" draw:layer="layout" svg:width="5.588cm" svg:height="2.794cm" svg:x="8.493cm" svg:y="12.938cm">
          <text:p text:style-name="P1">Odoo ORM -</text:p>
          <text:p text:style-name="P1"><text:s/>python</text:p>
          <draw:enhanced-geometry svg:viewBox="0 0 21600 21600" draw:type="rectangle" draw:enhanced-path="M 0 0 L 21600 0 21600 21600 0 21600 0 0 Z N"/>
        </draw:custom-shape>
        <draw:custom-shape draw:style-name="gr1" draw:text-style-name="P1" draw:layer="layout" svg:width="5.588cm" svg:height="2.794cm" svg:x="11.668cm" svg:y="16.494cm">
          <text:p text:style-name="P1">Database</text:p>
          <draw:enhanced-geometry svg:viewBox="0 0 21600 21600" draw:type="rectangle" draw:enhanced-path="M 0 0 L 21600 0 21600 21600 0 21600 0 0 Z N"/>
        </draw:custom-shape>
        <draw:frame draw:style-name="gr2" draw:text-style-name="P2" draw:layer="layout" svg:width="7.995cm" svg:height="7.361cm" svg:x="20.685cm" svg:y="12.938cm">
          <draw:text-box>
            <text:p>Records:</text:p>
            <text:p>Menu, actions, <text:s/>(Terrance)</text:p>
            <text:p>Views (treeview, formview)</text:p>
            <text:p>Data records (giovanni)</text:p>
            <text:p/>
            <text:p>Today: </text:p>
            <text:p><text:span text:style-name="T1">Button elements</text:span></text:p>
            <text:p><text:span text:style-name="T1"/></text:p>
            <text:p><text:span text:style-name="T1">Server actions, (another </text:span></text:p>
            <text:p><text:span text:style-name="T1">Type of record)</text:span></text:p>
          </draw:text-box>
        </draw:frame>
        <draw:frame draw:style-name="gr2" draw:text-style-name="P2" draw:layer="layout" svg:width="6.704cm" svg:height="2.384cm" svg:x="1.635cm" svg:y="13.446cm">
          <draw:text-box>
            <text:p>Python, models, fields</text:p>
            <text:p/>
            <text:p>TODAY <text:span text:style-name="T1">decorators</text:span></text:p>
          </draw:text-box>
        </draw:frame>
        <draw:line draw:style-name="gr3" draw:text-style-name="P3" draw:layer="layout" svg:x1="12.049cm" svg:y1="15.986cm" svg:x2="14.462cm" svg:y2="16.494cm">
          <text:p/>
        </draw:line>
        <draw:line draw:style-name="gr3" draw:text-style-name="P3" draw:layer="layout" svg:x1="17.256cm" svg:y1="15.732cm" svg:x2="15.351cm" svg:y2="16.621cm">
          <text:p/>
        </draw:line>
        <draw:line draw:style-name="gr3" draw:text-style-name="P3" draw:layer="layout" svg:x1="17.764cm" svg:y1="12.938cm" svg:x2="14.716cm" svg:y2="11.414cm">
          <text:p/>
        </draw:line>
        <draw:custom-shape draw:style-name="gr4" draw:text-style-name="P1" draw:layer="layout" svg:width="3.556cm" svg:height="1.524cm" svg:x="4.683cm" svg:y="2.778cm">
          <text:p text:style-name="P1">Odoo Portal</text:p>
          <draw:enhanced-geometry svg:viewBox="0 0 21600 21600" draw:type="rectangle" draw:enhanced-path="M 0 0 L 21600 0 21600 21600 0 21600 0 0 Z N"/>
        </draw:custom-shape>
        <draw:custom-shape draw:style-name="gr5" draw:text-style-name="P1" draw:layer="layout" svg:width="4.953cm" svg:height="1.143cm" svg:x="2.524cm" svg:y="9.382cm">
          <text:p text:style-name="P1">Odoo XMLRPC</text:p>
          <draw:enhanced-geometry svg:viewBox="0 0 21600 21600" draw:type="rectangle" draw:enhanced-path="M 0 0 L 21600 0 21600 21600 0 21600 0 0 Z N"/>
        </draw:custom-shape>
        <draw:custom-shape draw:style-name="gr6" draw:text-style-name="P1" draw:layer="layout" svg:width="3.429cm" svg:height="2.159cm" svg:x="1.762cm" svg:y="4.81cm">
          <text:p text:style-name="P1">Other programs</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18.018cm" svg:y1="12.811cm" svg:x2="17.637cm" svg:y2="7.223cm">
          <text:p/>
        </draw:line>
        <draw:custom-shape draw:style-name="gr7" draw:text-style-name="P1" draw:layer="layout" svg:width="4.064cm" svg:height="1.905cm" svg:x="17.129cm" svg:y="10.39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2" draw:text-style-name="P2" draw:layer="layout" svg:width="8.042cm" svg:height="5.228cm" svg:x="20.812cm" svg:y="6.461cm">
          <draw:text-box>
            <text:p>Some of the things in the </text:p>
            <text:p>XML can change how we </text:p>
            <text:p>see things in client</text:p>
            <text:p>(color, widget, colspan) the</text:p>
            <text:p>website client translates </text:p>
            <text:p>such keys in HTML and </text:p>
            <text:p>javascipt objects</text:p>
          </draw:text-box>
        </draw:frame>
        <draw:line draw:style-name="gr3" draw:text-style-name="P3" draw:layer="layout" svg:x1="9.382cm" svg:y1="12.938cm" svg:x2="6.08cm" svg:y2="10.652cm">
          <text:p/>
        </draw:line>
        <draw:line draw:style-name="gr3" draw:text-style-name="P3" draw:layer="layout" svg:x1="5.318cm" svg:y1="9.382cm" svg:x2="3.921cm" svg:y2="6.969cm">
          <text:p/>
        </draw:line>
        <draw:line draw:style-name="gr3" draw:text-style-name="P3" draw:layer="layout" svg:x1="11.287cm" svg:y1="12.811cm" svg:x2="13.192cm" svg:y2="11.668cm">
          <text:p/>
        </draw:line>
        <draw:custom-shape draw:style-name="gr8" draw:text-style-name="P1" draw:layer="layout" svg:width="3.429cm" svg:height="1.778cm" svg:x="6.461cm" svg:y="4.937cm">
          <text:p text:style-name="P1">Odoo <text:s/>PO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_32__20_Dots_20_1_20_Dash"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15T11:09:17.383074913</meta:creation-date>
    <dc:date>2018-03-15T11:25:47.854959441</dc:date>
    <meta:editing-duration>PT6M18S</meta:editing-duration>
    <meta:editing-cycles>2</meta:editing-cycles>
    <meta:generator>LibreOffice/5.4.5.1$Linux_X86_64 LibreOffice_project/40m0$Build-1</meta:generator>
    <meta:document-statistic meta:object-count="20"/>
  </office:meta>
</office:document-meta>
</file>